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ource sans proregular" svg:font-family="'source sans proregular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0112" officeooo:paragraph-rsid="00160112"/>
    </style:style>
    <style:style style:name="P2" style:family="paragraph" style:parent-style-name="Standard">
      <style:text-properties officeooo:rsid="00160112" officeooo:paragraph-rsid="001a54bb"/>
    </style:style>
    <style:style style:name="P3" style:family="paragraph" style:parent-style-name="Standard">
      <style:text-properties officeooo:paragraph-rsid="001a54bb"/>
    </style:style>
    <style:style style:name="P4" style:family="paragraph" style:parent-style-name="Standard">
      <style:text-properties fo:font-variant="normal" fo:text-transform="none" fo:color="#000000" style:font-name="source sans proregular" fo:font-size="13.5pt" fo:letter-spacing="normal" fo:font-style="normal" fo:font-weight="normal" officeooo:rsid="00160112" officeooo:paragraph-rsid="001a54bb"/>
    </style:style>
    <style:style style:name="P5" style:family="paragraph" style:parent-style-name="Standard">
      <style:text-properties fo:font-variant="normal" fo:text-transform="none" fo:color="#000000" style:font-name="source sans proregular" fo:font-size="13.5pt" fo:letter-spacing="normal" fo:font-style="normal" fo:font-weight="normal" officeooo:paragraph-rsid="001a54bb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3366cc" style:text-line-through-style="none" style:text-line-through-type="none" style:font-name="sans-serif" fo:font-size="10.5pt" fo:letter-spacing="normal" fo:font-style="normal" style:text-underline-style="none" fo:font-weight="normal" officeooo:rsid="001bc881" officeooo:paragraph-rsid="001bc881" style:text-blinking="false" loext:padding="0cm" loext:border="non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60112"/>
    </style:style>
    <style:style style:name="T2" style:family="text">
      <style:text-properties fo:font-variant="normal" fo:text-transform="none" fo:color="#000000" style:font-name="source sans proregular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source sans proregular" fo:font-size="13.5pt" fo:letter-spacing="normal" fo:font-style="normal" fo:font-weight="normal" officeooo:rsid="00160112"/>
    </style:style>
    <style:style style:name="T4" style:family="text">
      <style:text-properties fo:font-variant="normal" fo:text-transform="none" fo:color="#000000" style:font-name="source sans proregular" fo:font-size="13.5pt" fo:letter-spacing="normal" fo:font-style="normal" fo:font-weight="normal" officeooo:rsid="001a54bb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 officeooo:rsid="001b2a0b"/>
    </style:style>
    <style:style style:name="T8" style:family="text">
      <style:text-properties fo:font-variant="normal" fo:text-transform="none" fo:color="#202122" style:font-name="sans-serif" fo:font-size="13pt" fo:letter-spacing="normal" fo:font-style="normal" fo:font-weight="bold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202122" style:font-name="sans-serif" fo:font-size="13pt" fo:letter-spacing="normal" fo:font-style="normal" fo:font-weight="bold" officeooo:rsid="001a54bb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202122" style:font-name="sans-serif" fo:font-size="13pt" fo:letter-spacing="normal" fo:font-style="normal" fo:font-weight="bold" officeooo:rsid="001b2a0b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officeooo:rsid="001bc881" style:text-blinking="false" loext:padding="0cm" loext:border="none"/>
    </style:style>
    <style:style style:name="T13" style:family="text">
      <style:text-properties fo:font-variant="normal" fo:text-transform="none" fo:color="#3366cc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3366cc" style:text-line-through-style="none" style:text-line-through-type="none" style:font-name="sans-serif" fo:font-size="10.5pt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3366cc" style:text-line-through-style="none" style:text-line-through-type="none" style:font-name="sans-serif" fo:font-size="13pt" fo:letter-spacing="normal" fo:font-style="normal" style:text-underline-style="none" fo:font-weight="bold" style:text-blinking="false" style:font-size-asian="13pt" style:font-weight-asian="bold" style:font-size-complex="13pt" style:font-weight-complex="bold"/>
    </style:style>
    <style:style style:name="T16" style:family="text">
      <style:text-properties officeooo:rsid="001a54b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maladie qui se déclenche en quelques mois seulement suite à une forte carence en vitamine C.</text:span></text:p>
      <text:p text:style-name="P2"><text:span text:style-name="Strong_20_Emphasis"/></text:p>
      <text:p text:style-name="P2"><text:span text:style-name="Strong_20_Emphasis"> </text:span><text:span text:style-name="T2">Dans les cas les plus graves, la maladie -</text:span><text:span text:style-name="T4">&gt;</text:span><text:span text:style-name="T2"> hémorragies, notamment au niveau des gencives, ce qui peut entraîner la perte des dents. </text:span></text:p>
      <text:p text:style-name="P4"/>
      <text:p text:style-name="P2"><text:span text:style-name="T2">Sans aucun traitement -</text:span><text:span text:style-name="T4">&gt;</text:span><text:span text:style-name="T2"> </text:span><text:span text:style-name="T4">mort</text:span><text:span text:style-name="T2"> d’hémorragies graves. Il s’agit toutefois d’une maladie extrêmement rare en France et dans le monde. Elle n’est pas non plus contagieuse, et il est assez facile de la traiter.</text:span> </text:p>
      <text:p text:style-name="P1">Causes</text:p>
      <text:p text:style-name="P1">L'unique cause du Scorbut est <text:s/>une carence en Vitamine C</text:p>
      <text:p text:style-name="P1"/>
      <text:p text:style-name="P1">ce qui peut être provoqué par une mauvaise alimentation ou plus communément une sous-alimentation car cette vitamine n’est pas produite naturellement par notre corps.<text:span text:style-name="T16">C’est à nous de lui fournir</text:span></text:p>
      <text:p text:style-name="P1"/>
      <text:p text:style-name="P1">Facteurs</text:p>
      <text:p text:style-name="P1"/>
      <text:p text:style-name="P3"><text:span text:style-name="T1">Comme expliqué, </text:span><text:span text:style-name="T5"> </text:span><text:span text:style-name="T2">les facteurs de risque sont principalement liés à une malnutrition ou à une sous-nutrition. <text:s/></text:span><text:span text:style-name="T3">Ce qui veut dire que </text:span><text:span text:style-name="T2"><text:s/>fast-food et aliments ultra-transformés dans l’alimentation quotidienne, au détriment des fruits et des légumes frais, est l’un des principaux facteurs de risque.</text:span></text:p>
      <text:p text:style-name="P5"/>
      <text:p text:style-name="P3"><text:span text:style-name="T4">On retrouve certaines personnes plus défavorisées que d’autres, par exemple,</text:span><text:span text:style-name="T2"> </text:span></text:p>
      <text:list xml:id="list3966710894" text:style-name="L1">
        <text:list-item>
          <text:p text:style-name="P10">On retrouve des personnes plus à risque que d'autres:<text:line-break/>-Les personnes en état de précarité, qui ne se nourrissent mal<text:line-break/>-Les personnes suivant des régimes très restrictifs <text:line-break/>-Les personnes diabétiques qui évitent les fruits pour réduire leur taux de glycémie <text:line-break/>-Les grands fumeurs et les alcooliques. </text:p>
        </text:list-item>
      </text:list>
      <text:p text:style-name="P6"/>
      <text:p text:style-name="P6"><text:span text:style-name="T8">Le collagène </text:span><text:span text:style-name="T10">dans notre corps </text:span><text:span text:style-name="T8">, </text:span><text:span text:style-name="T9">comme vous le savez est </text:span><text:span text:style-name="T8">une </text:span><text:a xlink:type="simple" xlink:href="https://fr.wikipedia.org/wiki/Protéine" text:style-name="Internet_20_link" text:visited-style-name="Visited_20_Internet_20_Link"><text:span text:style-name="T15">protéine</text:span></text:a><text:span text:style-name="T8"> très stable en forme de fibre, dont la stabilité est assurée en grande partie par une </text:span><text:a xlink:type="simple" xlink:href="https://fr.wikipedia.org/wiki/Enzyme" text:style-name="Internet_20_link" text:visited-style-name="Visited_20_Internet_20_Link"><text:span text:style-name="T15">enzyme</text:span></text:a><text:span text:style-name="T8"> (</text:span><text:a xlink:type="simple" xlink:href="https://fr.wikipedia.org/wiki/Proline" text:style-name="Internet_20_link" text:visited-style-name="Visited_20_Internet_20_Link"><text:span text:style-name="T15">proline</text:span></text:a><text:span text:style-name="T8"> </text:span><text:a xlink:type="simple" xlink:href="https://fr.wikipedia.org/wiki/Hydroxylation" text:style-name="Internet_20_link" text:visited-style-name="Visited_20_Internet_20_Link"><text:span text:style-name="T15">hydroxylase</text:span></text:a><text:span text:style-name="T8">). </text:span><text:span text:style-name="T10">Cette dernière permet de maintenir l’elasticité de la peau</text:span><text:span text:style-name="T6"> Cette enzyme utilise un ion de fer sous forme Fe2+.</text:span></text:p>
      <text:p text:style-name="P7"><text:span text:style-name="T6">La </text:span><text:span text:style-name="T7">fameuse</text:span><text:span text:style-name="T6"> vitamine C participe au maintien de l'</text:span><text:a xlink:type="simple" xlink:href="https://fr.wikipedia.org/wiki/Oxyde_de_fer(II)" text:style-name="Internet_20_link" text:visited-style-name="Visited_20_Internet_20_Link"><text:span text:style-name="T13">ion fer</text:span></text:a><text:span text:style-name="T6"> sous sa forme réduite Fe2+,. Lorsque la vitamine C vient à manquer, les ions ferreux s'oxydent en Fe3+ et rendent l'enzyme inactive. Ainsi les hélices de collagènes s'appauvrissent en hydroxyproline, ce qui lui fait perdre en stabilité et ce qui fragilise tous les tissus</text:span><text:bookmark text:name="cite_ref-15"/><text:span text:style-name="T14">.</text:span></text:p>
      <text:p text:style-name="P9">Cons</text:p>
      <text:p text:style-name="P7"><text:span text:style-name="T12">L</text:span><text:span text:style-name="T11">e scorbut de l'homme, entraîne des troubles dentaires et osseux, une fragilisation des parois des </text:span><text:a xlink:type="simple" xlink:href="https://fr.wikipedia.org/wiki/Vaisseau_sanguin" text:style-name="Internet_20_link" text:visited-style-name="Visited_20_Internet_20_Link"><text:span text:style-name="T14">vaisseaux</text:span></text:a><text:span text:style-name="T11">, un retard de </text:span><text:a xlink:type="simple" xlink:href="https://fr.wikipedia.org/wiki/Cicatrisation" text:style-name="Internet_20_link" text:visited-style-name="Visited_20_Internet_20_Link"><text:span text:style-name="T14">cicatrisation</text:span></text:a><text:span text:style-name="T11"> au niveau des </text:span><text:a xlink:type="simple" xlink:href="https://fr.wikipedia.org/wiki/Plaie" text:style-name="Internet_20_link" text:visited-style-name="Visited_20_Internet_20_Link"><text:span text:style-name="T14">plaies</text:span></text:a><text:span text:style-name="T11">.</text:span></text:p>
      <text:p text:style-name="P8"><text:span text:style-name="T6">D'autre part des troubles </text:span><text:a xlink:type="simple" xlink:href="https://fr.wikipedia.org/wiki/Métabolisme" text:style-name="Internet_20_link" text:visited-style-name="Visited_20_Internet_20_Link"><text:span text:style-name="T13">métaboliques</text:span></text:a><text:span text:style-name="T6"> et </text:span><text:a xlink:type="simple" xlink:href="https://fr.wikipedia.org/wiki/Système_endocrinien" text:style-name="Internet_20_link" text:visited-style-name="Visited_20_Internet_20_Link"><text:span text:style-name="T13">endocriniens</text:span></text:a><text:span text:style-name="T6"> peuvent apparaître : en rapport avec les </text:span><text:a xlink:type="simple" xlink:href="https://fr.wikipedia.org/wiki/Hormone" text:style-name="Internet_20_link" text:visited-style-name="Visited_20_Internet_20_Link"><text:span text:style-name="T13">hormones</text:span></text:a><text:span text:style-name="T6"> des </text:span><text:a xlink:type="simple" xlink:href="https://fr.wikipedia.org/wiki/Glande_surrénale" text:style-name="Internet_20_link" text:visited-style-name="Visited_20_Internet_20_Link"><text:span text:style-name="T13">surrénales</text:span></text:a><text:span text:style-name="T6"> (sensibilité au </text:span><text:a xlink:type="simple" xlink:href="https://fr.wikipedia.org/wiki/Stress" text:style-name="Internet_20_link" text:visited-style-name="Visited_20_Internet_20_Link"><text:span text:style-name="T13">stress</text:span></text:a><text:span text:style-name="T6"> ; chez le cobaye, stérilité ou </text:span><text:a xlink:type="simple" xlink:href="https://fr.wikipedia.org/wiki/Avortement" text:style-name="Internet_20_link" text:visited-style-name="Visited_20_Internet_20_Link"><text:span text:style-name="T13">avortement</text:span></text:a><text:span text:style-name="T6">), troubles de l'</text:span><text:a xlink:type="simple" xlink:href="https://fr.wikipedia.org/wiki/Nutrition" text:style-name="Internet_20_link" text:visited-style-name="Visited_20_Internet_20_Link"><text:span text:style-name="T13">absorption</text:span></text:a><text:span text:style-name="T6"> du fer et des </text:span><text:a xlink:type="simple" xlink:href="https://fr.wikipedia.org/wiki/Graisse_alimentaire" text:style-name="Internet_20_link" text:visited-style-name="Visited_20_Internet_20_Link"><text:span text:style-name="T13">graisses</text:span></text:a><text:span text:style-name="T6">, oxydation exagérée de la </text:span><text:a xlink:type="simple" xlink:href="https://fr.wikipedia.org/wiki/Mélanine" text:style-name="Internet_20_link" text:visited-style-name="Visited_20_Internet_20_Link"><text:span text:style-name="T13">mélanine</text:span></text:a><text:span text:style-name="T6"> avec </text:span><text:a xlink:type="simple" xlink:href="https://fr.wikipedia.org/wiki/Pigment" text:style-name="Internet_20_link" text:visited-style-name="Visited_20_Internet_20_Link"><text:span text:style-name="T13">pigmentation</text:span></text:a><text:span text:style-name="T6"> des gencives, retentissement sur les autres vitamines (vers des carences vitaminiques associées).</text:span></text:p>
      <text:p text:style-name="P8"><text:span text:style-name="T6">Enfin la carence en vitamine C induit une moindre résistance aux </text:span><text:a xlink:type="simple" xlink:href="https://fr.wikipedia.org/wiki/Maladie_infectieuse" text:style-name="Internet_20_link" text:visited-style-name="Visited_20_Internet_20_Link"><text:span text:style-name="T13">infections</text:span></text:a><text:span text:style-name="T6"> (aggravation de la </text:span><text:a xlink:type="simple" xlink:href="https://fr.wikipedia.org/wiki/Tuberculose" text:style-name="Internet_20_link" text:visited-style-name="Visited_20_Internet_20_Link"><text:span text:style-name="T13">tuberculose</text:span></text:a><text:span text:style-name="T6"> chez le cobaye), comme une moindre résistance au fro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ource sans proregular" svg:font-family="'source sans proregular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2T13:23:35.327000000</meta:creation-date>
    <dc:date>2023-01-09T23:28:51.478000000</dc:date>
    <meta:editing-duration>PT15M4S</meta:editing-duration>
    <meta:editing-cycles>3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6" meta:word-count="423" meta:character-count="2696" meta:non-whitespace-character-count="2279"/>
  </office:meta>
</office:document-meta>
</file>